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opacity="0%" draw:textarea-horizontal-align="justify" draw:textarea-vertical-align="middle" draw:auto-grow-height="false" fo:min-height="6.74cm" fo:min-width="5.782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opacity="100%" draw:textarea-horizontal-align="justify" draw:textarea-vertical-align="middle" draw:auto-grow-height="false" fo:min-height="0.912cm" fo:min-width="11.242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92cm" fo:min-width="13.4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36cm" fo:min-width="12.24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3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hatch" draw:fill-hatch-name="Black_20_180_20_Degrees_20_Crossed" draw:textarea-horizontal-align="justify" draw:textarea-vertical-align="middle" draw:auto-grow-height="false" fo:min-height="0.988cm" fo:min-width="0.73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hatch" draw:fill-hatch-name="Black_20_180_20_Degrees_20_Crossed" draw:opacity="4%" draw:textarea-horizontal-align="justify" draw:textarea-vertical-align="middle" draw:auto-grow-height="false" fo:min-height="0.908cm" fo:min-width="0.658cm" fo:padding-top="0.165cm" fo:padding-bottom="0.165cm" fo:padding-left="0.29cm" fo:padding-right="0.29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54pt" style:font-size-asian="54pt" style:font-size-complex="54pt"/>
    </style:style>
    <style:style style:name="P6" style:family="paragraph">
      <loext:graphic-properties draw:fill="hatch" draw:fill-hatch-name="Black_20_180_20_Degrees_20_Crossed"/>
      <style:paragraph-properties fo:text-align="center"/>
    </style:style>
    <style:style style:name="P7" style:family="paragraph">
      <loext:graphic-properties draw:fill="hatch" draw:fill-hatch-name="Black_20_180_20_Degrees_20_Crossed" draw:opacity="4%"/>
      <style:paragraph-properties fo:text-align="center"/>
    </style:style>
    <style:style style:name="T1" style:family="text">
      <style:text-properties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0cm" svg:x="7.2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7cm" svg:height="1.65cm" svg:x="3.05cm" svg:y="8.1cm">
          <text:p/>
          <draw:enhanced-geometry svg:viewBox="0 0 21600 21600" draw:glue-points="?f6 0 10800 ?f8 ?f11 10800 ?f9 21600 10800 ?f10 ?f5 10800" draw:text-areas="?f3 ?f3 ?f4 ?f4" draw:type="parallelogram" draw:modifiers="2422.622762881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9cm" svg:height="10cm" svg:x="5.6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863cm" svg:y1="8.044cm" svg:x2="4.863cm" svg:y2="10.044cm">
          <text:p/>
        </draw:line>
        <draw:custom-shape draw:style-name="gr4" draw:text-style-name="P4" draw:layer="layout" svg:width="14cm" svg:height="15.25cm" svg:x="3cm" svg:y="9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92cm" svg:height="1.8cm" draw:transform="rotate (1.5707963267949) translate (16.95cm 25.02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2074.552460855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5cm" svg:height="3cm" draw:transform="rotate (0.680678408277789) translate (7.696cm 13.694cm)">
          <draw:text-box>
            <text:p><text:span text:style-name="T1">2</text:span></text:p>
          </draw:text-box>
        </draw:frame>
        <draw:frame draw:style-name="gr7" draw:text-style-name="P5" draw:layer="layout" svg:width="3.53cm" svg:height="2.571cm" draw:transform="rotate (-0.890117918517109) translate (14.528cm 21cm)">
          <draw:text-box>
            <text:p><text:span text:style-name="T1">93</text:span></text:p>
          </draw:text-box>
        </draw:frame>
        <draw:frame draw:style-name="gr8" draw:text-style-name="P5" draw:layer="layout" svg:width="4.867cm" svg:height="2.41cm" draw:transform="rotate (0.401425727958696) translate (4.5cm 21.782cm)">
          <draw:text-box>
            <text:p><text:span text:style-name="T1">Pizza</text:span></text:p>
          </draw:text-box>
        </draw:frame>
        <draw:frame draw:style-name="gr9" draw:text-style-name="P5" draw:layer="layout" svg:width="2.148cm" svg:height="4.469cm" draw:transform="rotate (-1.06465084371654) translate (16.209cm 13.5cm)">
          <draw:text-box>
            <text:p><text:span text:style-name="T1">a.</text:span></text:p>
          </draw:text-box>
        </draw:frame>
        <draw:frame draw:style-name="gr10" draw:text-style-name="P5" draw:layer="layout" svg:width="6.388cm" svg:height="2.36cm" draw:transform="rotate (-0.122173047639604) translate (9.41cm 16cm)">
          <draw:text-box>
            <text:p><text:span text:style-name="T1">Donair</text:span></text:p>
          </draw:text-box>
        </draw:frame>
        <draw:frame draw:style-name="gr9" draw:text-style-name="P5" draw:layer="layout" svg:width="2.148cm" svg:height="4.469cm" draw:transform="rotate (-0.261799387799149) translate (5.175cm 17.5cm)">
          <draw:text-box>
            <text:p><text:span text:style-name="T1">b.</text:span></text:p>
          </draw:text-box>
        </draw:frame>
        <draw:custom-shape draw:style-name="gr11" draw:text-style-name="P6" draw:layer="layout" svg:width="1.75cm" svg:height="1.75cm" svg:x="10.7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75cm" svg:height="1.75cm" svg:x="4.5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180_20_Degrees_20_Crossed" draw:display-name="Black 180 Degrees Crossed" draw:style="double" draw:color="#000000" draw:distance="0.102cm" draw:rotation="18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6T12:43:19.477000000</meta:creation-date>
    <dc:date>2022-06-07T13:33:01.406277553</dc:date>
    <meta:editing-duration>PT6M1S</meta:editing-duration>
    <meta:editing-cycles>2</meta:editing-cycles>
    <meta:generator>LibreOffice/7.3.3.2$Linux_X86_64 LibreOffice_project/30$Build-2</meta:generator>
    <meta:document-statistic meta:object-count="14"/>
  </office:meta>
</office:document-meta>
</file>